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9556in" style:rel-column-width="9356*"/>
    </style:style>
    <style:style style:name="Table11.B" style:family="table-column">
      <style:table-column-properties style:column-width="1.8917in" style:rel-column-width="18522*"/>
    </style:style>
    <style:style style:name="Table11.C" style:family="table-column">
      <style:table-column-properties style:column-width="1.9646in" style:rel-column-width="19236*"/>
    </style:style>
    <style:style style:name="Table11.D" style:family="table-column">
      <style:table-column-properties style:column-width="1.0417in" style:rel-column-width="10199*"/>
    </style:style>
    <style:style style:name="Table11.E" style:family="table-column">
      <style:table-column-properties style:column-width="0.3764in" style:rel-column-width="3685*"/>
    </style:style>
    <style:style style:name="Table11.F" style:family="table-column">
      <style:table-column-properties style:column-width="0.2486in" style:rel-column-width="2434*"/>
    </style:style>
    <style:style style:name="Table11.G" style:family="table-column">
      <style:table-column-properties style:column-width="0.2146in" style:rel-column-width="210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G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Thyr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THYROIDIN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HEAR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Central nervous system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Righ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ki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Least</text:p>
          </table:table-cell>
          <table:table-cell table:style-name="Tabelle1.A2" office:value-type="string">
            <text:p text:style-name="SK-MM-L2">Cold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Exertion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Lying on abdome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Splitting sensation; chest; ensiform appendix; spine. </text:p>
      <text:p text:style-name="Primary">Clutchings. </text:p>
      <text:p text:style-name="Primary">Chokings. </text:p>
      <text:p text:style-name="Primary">Wants to lie down. </text:p>
      <text:p text:style-name="Primary">Nervousness. </text:p>
      <text:p text:style-name="Primary">Faintness. </text:p>
      <text:p text:style-name="Primary">Rapid emaciation. </text:p>
      <text:p text:style-name="Primary"/>
      <text:p text:style-name="Secondary">Tired and irritable. </text:p>
      <text:p text:style-name="Secondary">Heavy ache over eyes. </text:p>
      <text:p text:style-name="Secondary">Falling hair. </text:p>
      <text:p text:style-name="Secondary">Nose dry, indoors, moist in open air (Nux-v.). </text:p>
      <text:p text:style-name="Secondary">Dry, red lips. </text:p>
      <text:p text:style-name="Secondary">Metallic taste, at tip of tongue. </text:p>
      <text:p text:style-name="Secondary">Dry throat and larynx. </text:p>
      <text:p text:style-name="Secondary">As of a splinter stuck across throat. </text:p>
      <text:p text:style-name="Secondary">Cutting in liver, &lt; deep breathing. </text:p>
      <text:p text:style-name="Secondary">Rolling flatulence with gurgling, then a loose, gassy stool. </text:p>
      <text:p text:style-name="Secondary">Bearing or aching down thro' pelvis, into anterior thighs. </text:p>
      <text:p text:style-name="Secondary">Gnawing in uterus. </text:p>
      <text:p text:style-name="Secondary">Cough on entering a warm room from cool air. </text:p>
      <text:p text:style-name="Secondary"><text:span text:style-name="Emphasis">Heart; palpitation, </text:span>hammering; beat felt in ears; pains, radiating into axillæ; clutching, causing short breath. </text:p>
      <text:p text:style-name="Secondary">As if blood were rushing downward through body. </text:p>
      <text:p text:style-name="Secondary">Hypertrophy; after hard labor. </text:p>
      <text:p text:style-name="Secondary">Numb l. </text:p>
      <text:p text:style-name="Secondary">finger, then r. </text:p>
      <text:p text:style-name="Secondary">leg. </text:p>
      <text:p text:style-name="Secondary">Large veins on arms and hands. </text:p>
      <text:p text:style-name="Secondary">Very dry skin. </text:p>
      <text:p text:style-name="Secondary">As of a cold wind blowing on body. </text:p>
      <text:p text:style-name="Secondary">Icy cold l. </text:p>
      <text:p text:style-name="Secondary">hands </text:p>
      <text:p text:style-name="Secondary">Cold clammy hands. </text:p>
      <text:p text:style-name="Secondary"><text:soft-page-break/>Hot flushes, then chills, or drenching sweats (Amy-n.). </text:p>
      <text:p text:style-name="Secondary">Oily, musty sweat. </text:p>
      <text:p text:style-name="SK-MM-Remedy-Reference">Related: Calc-c. Glo.</text:p>
      <text:p text:style-name="Standard"/>
      <text:p text:style-name="SK-MM-Rem-Short">Til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TILIA EUROPÆA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Emphasis">Muscl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Female genital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Urinary orga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SWEATING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raft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After slee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Dragging pains. </text:p>
      <text:p text:style-name="Primary">Œdema. </text:p>
      <text:p text:style-name="Primary">Sore; <text:span text:style-name="Emphasis">uterus, </text:span>abdomen, etc.; bed feels too hard. </text:p>
      <text:p text:style-name="Primary">Rheumatism. </text:p>
      <text:p text:style-name="Primary">Neuralgia. </text:p>
      <text:p text:style-name="Primary"/>
      <text:p text:style-name="Secondary">Heavy drag in urethra. </text:p>
      <text:p text:style-name="Secondary">Scanty urine. </text:p>
      <text:p text:style-name="Secondary">Cough from tickle in l. </text:p>
      <text:p text:style-name="Secondary">throat (Hep.). </text:p>
      <text:p text:style-name="Secondary"><text:span text:style-name="Emphasis">Sleepy; </text:span>&lt; during pain. </text:p>
      <text:p text:style-name="Secondary">Profuse sweat, without relief; THE MORE HE SWEATS THE GREATER THE PAIN (Cham.). </text:p>
      <text:p text:style-name="SK-MM-Remedy-Reference">Related: Ap. Calc-c. Lil-t.</text:p>
      <text:p text:style-name="Standard"/>
      <text:p text:style-name="SK-MM-Rem-Short">Tril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TRILLIUM PENDUL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Strong_20_Emphasis">FEMALE SEXUAL ORGAN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Emphasis">Mo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limaxi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Exertion in open ai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Tight bandag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Bending forwar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Hæmorrhage; </text:span>gushing. </text:p>
      <text:p text:style-name="Primary"/>
      <text:p text:style-name="Secondary">As if eyes would fall out, the bones of hips, back or thighs be forced apart, etc.; with <text:soft-page-break/>faintness and sinking at stomach. </text:p>
      <text:p text:style-name="Secondary">Menses every two weeks. </text:p>
      <text:p text:style-name="Secondary">Bleeding fibroids. </text:p>
      <text:p text:style-name="Secondary">Menorrhagia. </text:p>
      <text:p text:style-name="Secondary">Varices of pregnancy. </text:p>
      <text:p text:style-name="SK-MM-Remedy-Reference">Complementary: Calc-p. Related: Sabi.</text:p>
      <text:p text:style-name="Standard"/>
      <text:p text:style-name="SK-MM-Rem-Short">Tub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TUBERCULIN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LUNG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Min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Hea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Occipu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Gland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arynx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CLOSE ROOM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Motio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Exertio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Weather</text:p>
          </table:table-cell>
          <table:table-cell table:style-name="Table3.A2" office:value-type="string">
            <text:p text:style-name="SK-MM-L2">DAMP (cold)<text:span text:style-name="Emphasis">changing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Draf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Awaking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Noise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ental excitemen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Thinking of i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Pressure of waistban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Cool windopen ai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Obscure, </text:span>changeful indications. </text:p>
      <text:p text:style-name="Primary">Susceptible, given to relapses, increasing exhaustion and lowered vitality. </text:p>
      <text:p text:style-name="Primary">Rapid breakdown (Lyc.). </text:p>
      <text:p text:style-name="Primary">Takes cold easily; ends in diarrhœa. </text:p>
      <text:p text:style-name="Primary"><text:span text:style-name="Strong_20_Emphasis">TUBERCULAR TAINT. </text:span></text:p>
      <text:p text:style-name="Primary">Scrofula. </text:p>
      <text:p text:style-name="Primary">Quiverings. </text:p>
      <text:p text:style-name="Primary"/>
      <text:p text:style-name="Secondary"><text:span text:style-name="Strong_20_Emphasis">SENSITIVE; </text:span>every trifle irritates; &lt; awaking. </text:p>
      <text:p text:style-name="Secondary">Fits of violent temper. </text:p>
      <text:p text:style-name="Secondary"><text:span text:style-name="Emphasis">Dissatisfied; </text:span>always wants a change; reckless. </text:p>
      <text:p text:style-name="Secondary"><text:soft-page-break/><text:span text:style-name="Emphasis">Fear; </text:span>of dogs. </text:p>
      <text:p text:style-name="Secondary">Confusion. </text:p>
      <text:p text:style-name="Secondary">Shooting from over eyes to occiput. </text:p>
      <text:p text:style-name="Secondary"><text:span text:style-name="Emphasis">Head pains; deep; </text:span>violent tears hair or beats head, &lt; motion. </text:p>
      <text:p text:style-name="Secondary">Brain feels loose. </text:p>
      <text:p text:style-name="Secondary">Sensitive scalp. </text:p>
      <text:p text:style-name="Secondary">Eczema tarsi. </text:p>
      <text:p text:style-name="Secondary">Sweat on nose. </text:p>
      <text:p text:style-name="Secondary">Old, dingy look. </text:p>
      <text:p text:style-name="Secondary">Aching malar bones. </text:p>
      <text:p text:style-name="Secondary">Teeth; feel jammed; sensitive to air. </text:p>
      <text:p text:style-name="Secondary">Delayed dentition. </text:p>
      <text:p text:style-name="Secondary">Dryness in mouth; in choanæ. </text:p>
      <text:p text:style-name="Secondary">Sticky mouth. </text:p>
      <text:p text:style-name="Secondary">Hawks mucus after eating. </text:p>
      <text:p text:style-name="Secondary">Adenoids. </text:p>
      <text:p text:style-name="Secondary">Craves cold milk, or sweets. </text:p>
      <text:p text:style-name="Secondary">Drum belly. </text:p>
      <text:p text:style-name="Secondary">Brown, <text:span text:style-name="Emphasis">foul, </text:span>watery, explosive stools. </text:p>
      <text:p text:style-name="Secondary">Tearing in rectum on coughing. </text:p>
      <text:p text:style-name="Secondary">Bed-wetting. </text:p>
      <text:p text:style-name="Secondary">Sticky urinary sediment. </text:p>
      <text:p text:style-name="Secondary">Menses soon after child bearing. </text:p>
      <text:p text:style-name="Secondary">Frightful dysmenorrhœa. </text:p>
      <text:p text:style-name="Secondary"><text:span text:style-name="Strong_20_Emphasis">AIR HUNGER. </text:span></text:p>
      <text:p text:style-name="Secondary">Hoarseness, &gt; talking. </text:p>
      <text:p text:style-name="Secondary">Dyspnœa, &lt; cough. </text:p>
      <text:p text:style-name="Secondary"><text:span text:style-name="Emphasis">Cough; </text:span>fits of; with chill and red face; &lt; evening; &lt; raising arms. </text:p>
      <text:p text:style-name="Secondary">Mucus rattle in chest, without expectoration. </text:p>
      <text:p text:style-name="Secondary">Pneumonia; of grippe. </text:p>
      <text:p text:style-name="Secondary">Asthma. </text:p>
      <text:p text:style-name="Secondary">Sore spot in chest. </text:p>
      <text:p text:style-name="Secondary">Heaviness at heart. </text:p>
      <text:p text:style-name="Secondary">Tension in nape. </text:p>
      <text:p text:style-name="Secondary">Skin: dry, <text:span text:style-name="Emphasis">harsh; </text:span>sensitive easily tanned; itching in cool air. </text:p>
      <text:p text:style-name="Secondary">Brown fingertips. </text:p>
      <text:p text:style-name="Secondary">Branny scales. </text:p>
      <text:p text:style-name="Secondary">Many enlarged glands. </text:p>
      <text:p text:style-name="Secondary">Dreams, frightful, vivid; of shame; awakes in horror. </text:p>
      <text:p text:style-name="Secondary">Chilly; yet wants fresh air. </text:p>
      <text:p text:style-name="Secondary">Cold feet; &lt; left; in bed. </text:p>
      <text:p text:style-name="Secondary">Heat; on cheek of affected side; flushes of; in spots; burning; on genitals; &lt; eating. </text:p>
      <text:p text:style-name="Secondary"><text:span text:style-name="Emphasis">Sweat </text:span>easy; cold clammy; in upper parts; on hands; &lt; coughing. </text:p>
      <text:p text:style-name="Secondary">Clothes feel damp. </text:p>
      <text:p text:style-name="Secondary">Wants covers in all stages. </text:p>
      <text:p text:style-name="SK-MM-Remedy-Reference">Complementary: Calc-c. Kali-s. Sep. Related: Pho. Pul. Sep.</text:p>
      <text:p text:style-name="Standard"/>
      <text:p text:style-name="SK-MM-Rem-Short">Urt-u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URTICA URENS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MAMMÆ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Genito-urinary organ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iv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Splee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Cool</text:span></text:p>
          </table:table-cell>
          <table:table-cell table:style-name="Table4.A2" office:value-type="string">
            <text:p text:style-name="SK-MM-L2">Moist air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Bathing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Yearly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Burn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ting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now air (Sep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Stinging or stinging-burning. </text:p>
      <text:p text:style-name="Primary">Urinous odor of body. </text:p>
      <text:p text:style-name="Primary">Uric acid diathesis. </text:p>
      <text:p text:style-name="Primary">Hæmorrhage. </text:p>
      <text:p text:style-name="Primary"/>
      <text:p text:style-name="Secondary">White stool. </text:p>
      <text:p text:style-name="Secondary">Pinworms. </text:p>
      <text:p text:style-name="Secondary">Acrid urine, causing itching. </text:p>
      <text:p text:style-name="Secondary">Lithiasis. </text:p>
      <text:p text:style-name="Secondary">Swelled mammæ. </text:p>
      <text:p text:style-name="Secondary">Absence of milk. </text:p>
      <text:p text:style-name="Secondary">Fever at night; with vertigo and general pulsation. </text:p>
      <text:p text:style-name="Secondary">Acute gout. </text:p>
      <text:p text:style-name="Secondary">Itching-burning; on genitals. </text:p>
      <text:p text:style-name="Secondary">Uric acid intoxication. </text:p>
      <text:p text:style-name="Secondary"><text:span text:style-name="Emphasis">Pruritus. </text:span></text:p>
      <text:p text:style-name="Secondary">Nettlerash. </text:p>
      <text:p text:style-name="Secondary">Prickly heat. </text:p>
      <text:p text:style-name="Secondary"><text:span text:style-name="Emphasis">Hives; </text:span>elevated; with rheumatism; after shell fish; with pinworms. </text:p>
      <text:p text:style-name="Secondary">Angio-neurotic œdema. </text:p>
      <text:p text:style-name="Secondary">Sweatiness. </text:p>
      <text:p text:style-name="Secondary">Vesicles. </text:p>
      <text:p text:style-name="SK-MM-Remedy-Reference">Related: Form. Nat-m. Ocim.</text:p>
      <text:p text:style-name="Standard"/>
      <text:p text:style-name="SK-MM-Rem-Short">Ust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USTILAGO MAIDIS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Epithelium</text:p>
          </table:table-cell>
          <table:table-cell table:style-name="Table5.A2" office:value-type="string">
            <text:p text:style-name="SK-MM-L2">Skin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Hair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Nail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Female sexual orga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Climacteric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Touc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Tumid tissues, tending to bleed slowly. </text:p>
      <text:p text:style-name="Primary">Dark hæmorrhage. </text:p>
      <text:p text:style-name="Primary">As of a knot; in throat, bowels, uterus, etc. </text:p>
      <text:p text:style-name="Primary"/>
      <text:p text:style-name="Secondary">Depression. </text:p>
      <text:p text:style-name="Secondary">Loss of hair and nails. </text:p>
      <text:p text:style-name="Secondary">Sticky secretion matting the hair. </text:p>
      <text:p text:style-name="Secondary">Milk crust. </text:p>
      <text:p text:style-name="Secondary">Masturbation. </text:p>
      <text:p text:style-name="Secondary">Menses half liquid, half clots or stringy; vicarious. </text:p>
      <text:p text:style-name="Secondary">The uterus seeps dark, clotted blood. </text:p>
      <text:p text:style-name="Secondary">Spongy cervix. </text:p>
      <text:p text:style-name="Secondary">Metrorrhagia. </text:p>
      <text:p text:style-name="Secondary">Acute ovarian pain. </text:p>
      <text:p text:style-name="Secondary">Burning in r. </text:p>
      <text:p text:style-name="Secondary">ovary; soreness in l. </text:p>
      <text:p text:style-name="Secondary">and of uterus; pains shoot down thighs. </text:p>
      <text:p text:style-name="Secondary">Foul, yellow or brown leucorrhœa. </text:p>
      <text:p text:style-name="Secondary">Pain under l. </text:p>
      <text:p text:style-name="Secondary">breast. </text:p>
      <text:p text:style-name="Secondary">Dry, hot skin. </text:p>
      <text:p text:style-name="SK-MM-Remedy-Reference">Related: Asaf. Bov. Sec-c.</text:p>
      <text:p text:style-name="Standard"/>
      <text:p text:style-name="SK-MM-Rem-Short">Val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VALERIANA OFFICINALI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<text:span text:style-name="Strong_20_Emphasis">NERVES</text:span></text:p>
          </table:table-cell>
          <table:table-cell table:style-name="Table6.A2" office:value-type="string">
            <text:p text:style-name="SK-MM-L2"><text:span text:style-name="Emphasis">Spinal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Genito-urinary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Min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Musclesetc</text:p>
          </table:table-cell>
          <table:table-cell table:style-name="Table6.A2" office:value-type="string">
            <text:p text:style-name="SK-MM-L2">Calf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Heel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Tendo Achille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RES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STAND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Excitemen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Even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Changing posi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Walking abou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Rubb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Suddenly changeable disposition and symptoms. </text:p>
      <text:p text:style-name="Primary">Alternations and want of reaction. </text:p>
      <text:p text:style-name="Primary">Pains move outward; are here and there or come and go. </text:p>
      <text:p text:style-name="Primary"><text:span text:style-name="Emphasis">Illusions; </text:span>of smell, taste or hearing. </text:p>
      <text:p text:style-name="Primary">Sense of floating; of a ball or plug. </text:p>
      <text:p text:style-name="Primary">Globus. </text:p>
      <text:p text:style-name="Primary">Impulse to move. </text:p>
      <text:p text:style-name="Primary"><text:span text:style-name="Emphasis">Jerks. </text:span></text:p>
      <text:p text:style-name="Primary">Weak single parts; eyes, arms, wrists, popliteæ, etc. </text:p>
      <text:p text:style-name="Primary"/>
      <text:p text:style-name="Secondary"><text:span text:style-name="Strong_20_Emphasis">NERVOUS, </text:span>excitable and weak; wriggles or squirms about; inclined to faint. </text:p>
      <text:p text:style-name="Secondary"><text:span text:style-name="Emphasis">Anger. </text:span></text:p>
      <text:p text:style-name="Secondary">Very mobile ideas, going from one extreme to another. </text:p>
      <text:p text:style-name="Secondary">Hysteria. </text:p>
      <text:p text:style-name="Secondary">Luminosities, before eyes in dark. </text:p>
      <text:p text:style-name="Secondary">Objects seem too near eyes. </text:p>
      <text:p text:style-name="Secondary">Greasy or rancid taste. </text:p>
      <text:p text:style-name="Secondary">As of a thread in throat. </text:p>
      <text:p text:style-name="Secondary">Eructations, like bad eggs. </text:p>
      <text:p text:style-name="Secondary">Hunger, with nausea; as if from navel. </text:p>
      <text:p text:style-name="Secondary">Gastric cramp. </text:p>
      <text:p text:style-name="Secondary"><text:span text:style-name="Emphasis">Flatulence. </text:span></text:p>
      <text:p text:style-name="Secondary">Colic. </text:p>
      <text:p text:style-name="Secondary"><text:span text:style-name="Emphasis">Polyuria. </text:span></text:p>
      <text:p text:style-name="Secondary">Strangling on dropping to sleep. </text:p>
      <text:p text:style-name="Secondary">Crampy pain in l. </text:p>
      <text:p text:style-name="Secondary">humerus, wakes from sleep. </text:p>
      <text:p text:style-name="Secondary">Heels pain when sitting. </text:p>
      <text:p text:style-name="Secondary">Coldness in upper head. </text:p>
      <text:p text:style-name="Secondary">Chills start and go down back from occiput. </text:p>
      <text:p text:style-name="Secondary">Fever composed of disagreeable heat only. </text:p>
      <text:p text:style-name="Secondary">Sudden gushes of sweat. </text:p>
      <text:p text:style-name="SK-MM-Remedy-Reference">Related: Asaf. Ign. Pul.</text:p>
      <text:p text:style-name="Standard"/>
      <text:p text:style-name="SK-MM-Rem-Short">Variol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VARIOLIN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BLOO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Spine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uscl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Metabolism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Vaccina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soft-page-break/><text:line-break/></text:p>
      <text:p text:style-name="Primary">General aching, &lt; in back, occiput and legs. </text:p>
      <text:p text:style-name="Primary">Calcareous deposists in the blood-vessels, spinal cord, etc. </text:p>
      <text:p text:style-name="Primary"/>
      <text:p text:style-name="Secondary">Green vision on rising. </text:p>
      <text:p text:style-name="Secondary">Every odor nauseates. </text:p>
      <text:p text:style-name="Secondary">Putrid, coppery taste. </text:p>
      <text:p text:style-name="Secondary">Tongue protrudes during sleep. </text:p>
      <text:p text:style-name="Secondary">Food seems to want to regurgitates. </text:p>
      <text:p text:style-name="Secondary">Tympanites, pouting upward; she looks pregnant. </text:p>
      <text:p text:style-name="Secondary">Breaking backache. </text:p>
      <text:p text:style-name="Secondary">As of bugs crawling under skin. </text:p>
      <text:p text:style-name="Secondary">Eczema of palms. </text:p>
      <text:p text:style-name="Secondary">Pustular eruptions; foul. </text:p>
      <text:p text:style-name="Secondary">Smallpox. </text:p>
      <text:p text:style-name="Secondary">Shingles and pains that follow. </text:p>
      <text:p text:style-name="Secondary">Ulcers look scooped out. </text:p>
      <text:p text:style-name="Secondary">As of cold water trickling down back. </text:p>
      <text:p text:style-name="Secondary">Violent chill. </text:p>
      <text:p text:style-name="Secondary">Intense burning fever. </text:p>
      <text:p text:style-name="Secondary">Foul sweat. </text:p>
      <text:p text:style-name="SK-MM-Remedy-Reference">Related: Ant-t. Cimi. Maland.</text:p>
      <text:p text:style-name="Standard"/>
      <text:p text:style-name="SK-MM-Rem-Short">Ver-a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VERATRUM ALB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<text:span text:style-name="Strong_20_Emphasis">NERVES</text:span></text:p>
          </table:table-cell>
          <table:table-cell table:style-name="Table8.A2" office:value-type="string">
            <text:p text:style-name="SK-MM-L2"><text:span text:style-name="Strong_20_Emphasis">ABDOMINAL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Heart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Blood-vessel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Vertex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loo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Respiratory and digestive system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Strong_20_Emphasis">EXERTIO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DRINKING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ld drink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Frigh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During pai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Wet 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Hot drink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Walking about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Cover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Ly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VIOLENT EFFECTS; PROFOUND PROSTRATION, COLD SWEAT ON FOREHEAD, FAINTNESS OR COLLAPSE. </text:span></text:p>
      <text:p text:style-name="Primary"><text:span text:style-name="Strong_20_Emphasis">SUDDEN, EXCESSIVE EVACUATIONS. </text:span></text:p>
      <text:p text:style-name="Primary">Cramps; in chest, bowels, fingers, toes, etc.; with rigidity. </text:p>
      <text:p text:style-name="Primary">Progressive weakness and emaciation; in acute diseases, eg., whooping cough, ague, <text:span text:style-name="Emphasis">etc. </text:span></text:p>
      <text:p text:style-name="Primary"/>
      <text:p text:style-name="Secondary"><text:span text:style-name="Emphasis">Delirium; early; </text:span>with violence, loquacity or lewdness; during pain. </text:p>
      <text:p text:style-name="Secondary">Prays, curses and howls in turn. </text:p>
      <text:p text:style-name="Secondary">Acute manias, insanities, <text:span text:style-name="Emphasis">etc. </text:span></text:p>
      <text:p text:style-name="Secondary">Remorse. </text:p>
      <text:p text:style-name="Secondary">Loss of ideation. </text:p>
      <text:p text:style-name="Secondary">Sits in silence. </text:p>
      <text:p text:style-name="Secondary">Melancholia. </text:p>
      <text:p text:style-name="Secondary">Overpowering headache. </text:p>
      <text:p text:style-name="Secondary">Hair bristles; painful. </text:p>
      <text:p text:style-name="Secondary">Face; deathly pale on rising; <text:span text:style-name="Emphasis">bluish, </text:span>pinched or distorted; frowning; terrified look. </text:p>
      <text:p text:style-name="Secondary">Red l. </text:p>
      <text:p text:style-name="Secondary">cheek, as if burnt. </text:p>
      <text:p text:style-name="Secondary">Jaws cramp on chewing. </text:p>
      <text:p text:style-name="Secondary">Heaviness in teeth. </text:p>
      <text:p text:style-name="Secondary">Burning thirst. </text:p>
      <text:p text:style-name="Secondary">Craves ice water or sour drinks. </text:p>
      <text:p text:style-name="Secondary">Vomits or eructates froth. </text:p>
      <text:p text:style-name="Secondary"><text:span text:style-name="Strong_20_Emphasis">EXCESSIVE VOMITING, WITH PURGING; </text:span>violent retching, cutting colic, cramps in limbs and rapid prostration. </text:p>
      <text:p text:style-name="Secondary"><text:span text:style-name="Emphasis">Cholera; </text:span>morbus, infantum, <text:span text:style-name="Emphasis">etc. </text:span></text:p>
      <text:p text:style-name="Secondary">Painful epigastrium. </text:p>
      <text:p text:style-name="Secondary"><text:span text:style-name="Emphasis">Watery, </text:span>green, odorless or colorless (rice water) stool, or in large masses. </text:p>
      <text:p text:style-name="Secondary">Nymphomania. </text:p>
      <text:p text:style-name="Secondary">The air seems too hot. </text:p>
      <text:p text:style-name="Secondary">Dyspnœa. </text:p>
      <text:p text:style-name="Secondary">Tickling down throat, into lungs. </text:p>
      <text:p text:style-name="Secondary">Continuous, violent cough; with retching; &lt; cold drinks. </text:p>
      <text:p text:style-name="Secondary">Neglected pertussis, with complications. </text:p>
      <text:p text:style-name="Secondary"><text:span text:style-name="Emphasis">Aphonia. </text:span></text:p>
      <text:p text:style-name="Secondary">Heart; cuttings at; weakn visible palpitation. </text:p>
      <text:p text:style-name="Secondary">Fine burnings, in arms; ra </text:p>
      <text:p text:style-name="Secondary">to left. </text:p>
      <text:p text:style-name="Secondary">Cramps in calves; during stool (Ap. </text:p>
      <text:p text:style-name="Secondary">Sec-c.); between scapulæ, <text:span text:style-name="Emphasis">etc. </text:span></text:p>
      <text:p text:style-name="Secondary">&gt; motion. </text:p>
      <text:p text:style-name="Secondary">Skin feels scorched. </text:p>
      <text:p text:style-name="Secondary">Awakes at night trembling. </text:p>
      <text:p text:style-name="Secondary">Thready pulse. </text:p>
      <text:p text:style-name="Secondary">GENERAL COLDNESS (icy); on vertex; of nose; in mouth; of waterbrash; <text:span text:style-name="Emphasis">limbs </text:span>sweat, <text:span text:style-name="Emphasis">etc. </text:span></text:p>
      <text:p text:style-name="Secondary">Blood seems to run cold or internal heat with cold (wrinkled) surface. </text:p>
      <text:p text:style-name="Secondary"><text:soft-page-break/>Fevers showing external coldness only. </text:p>
      <text:p text:style-name="Secondary">Congestive chill. </text:p>
      <text:p text:style-name="SK-MM-Remedy-Reference">Complementary: Carb-v. Related: Ars. Cam. Cup. Cyanides. Tab.</text:p>
      <text:p text:style-name="Standard"/>
      <text:p text:style-name="SK-MM-Rem-Short">Ver-v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VERATRUM VIRIDE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Vaso-motors</text:p>
          </table:table-cell>
          <table:table-cell table:style-name="Table9.A2" office:value-type="string">
            <text:p text:style-name="SK-MM-L2"><text:span text:style-name="Strong_20_Emphasis">MEDULLA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Occiput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CHEST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Stomach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Heart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apillarie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RAISING UP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Mo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ol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Lying on back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Puerperal stat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Rubb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Lying with head low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Eat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SUDDEN VIOLENT CONGESTION; </text:span>cerebellar or thoracic; with nausea and vomiting, weakness, staggering, etc. </text:p>
      <text:p text:style-name="Primary">Markedly uneasy. </text:p>
      <text:p text:style-name="Primary">Trembling here and there during sleep, as if on the verge of convulsions. </text:p>
      <text:p text:style-name="Primary">Muscle prostration. </text:p>
      <text:p text:style-name="Primary">General pulsation. </text:p>
      <text:p text:style-name="Primary">Erratic motions. </text:p>
      <text:p text:style-name="Primary"><text:span text:style-name="Emphasis">Spasms; </text:span>with twitchings, shrieks or opisthotonos; before or after menses; as a prodrome. </text:p>
      <text:p text:style-name="Primary">Eclampsia. </text:p>
      <text:p text:style-name="Primary">Uræmia. </text:p>
      <text:p text:style-name="Primary"><text:span text:style-name="Emphasis">Burnings; </text:span>in places; <text:span text:style-name="Emphasis">tongue, </text:span>pharynx, gullet; of skin, which is cold; with prickling. </text:p>
      <text:p text:style-name="Primary">Lies with head low. </text:p>
      <text:p text:style-name="Primary"/>
      <text:p text:style-name="Secondary">Loquacity. </text:p>
      <text:p text:style-name="Secondary">Mania; puerperal. </text:p>
      <text:p text:style-name="Secondary">Delirium, with wild staring eyes and restless hands. </text:p>
      <text:p text:style-name="Secondary">Carphology. </text:p>
      <text:p text:style-name="Secondary">Head, thrown back; nodding or rolling motions; throbs on raising up; aches on vertex and between eyes. </text:p>
      <text:p text:style-name="Secondary"><text:soft-page-break/>Pains up occiput, with dim vision and dilated pupils. </text:p>
      <text:p text:style-name="Secondary">Vision, of red spots; purple, on closing eyes. </text:p>
      <text:p text:style-name="Secondary">Deafness, &lt; quick motion. </text:p>
      <text:p text:style-name="Secondary"><text:span text:style-name="Strong_20_Emphasis">LIVID, TURGID FACE, BUT BECOMES FAINT ON SITTING UP. </text:span></text:p>
      <text:p text:style-name="Secondary">Apoplexy. </text:p>
      <text:p text:style-name="Secondary">Heat stroke. </text:p>
      <text:p text:style-name="Secondary">Tension across malar bones. </text:p>
      <text:p text:style-name="Secondary">Chewing motions. </text:p>
      <text:p text:style-name="Secondary"><text:span text:style-name="Emphasis">Red or dry streak down center of tongue. </text:span></text:p>
      <text:p text:style-name="Secondary">Foul breath. </text:p>
      <text:p text:style-name="Secondary">Nausea, with vomiting and purging. </text:p>
      <text:p text:style-name="Secondary"><text:span text:style-name="Emphasis">Vomiting; </text:span>violent, without nausea. </text:p>
      <text:p text:style-name="Secondary">Hiccough. </text:p>
      <text:p text:style-name="Secondary">Œsophagitis. </text:p>
      <text:p text:style-name="Secondary">Stomach seems to press against spine. </text:p>
      <text:p text:style-name="Secondary">Gastritis. </text:p>
      <text:p text:style-name="Secondary">Abdomen aches; cutting at navel. </text:p>
      <text:p text:style-name="Secondary"><text:span text:style-name="Emphasis">Slow, </text:span>heavy breathing; as of a weight on chest. </text:p>
      <text:p text:style-name="Secondary">Dyspnœa. </text:p>
      <text:p text:style-name="Secondary">Violent cough from very start. </text:p>
      <text:p text:style-name="Secondary">Pneumonia. </text:p>
      <text:p text:style-name="Secondary">Dull, burning ache at heart. </text:p>
      <text:p text:style-name="Secondary">Aching neck and shoulders. </text:p>
      <text:p text:style-name="Secondary">Vesicles on hands. </text:p>
      <text:p text:style-name="Secondary">Cramps in feet, dorsæ, soles, etc. </text:p>
      <text:p text:style-name="Secondary">Dreams of water. </text:p>
      <text:p text:style-name="Secondary"><text:span text:style-name="Emphasis">Full, large, </text:span>soft pulse or slow, with strong or violent heart beat. </text:p>
      <text:p text:style-name="Secondary">Hyperpyrexia or rapidly oscillating temperature; with sweat. </text:p>
      <text:p text:style-name="Secondary">Sepsis. </text:p>
      <text:p text:style-name="Secondary">Burning in chest. </text:p>
      <text:p text:style-name="Secondary">Clothes feel damp. </text:p>
      <text:p text:style-name="Secondary">Cold, clammy sweat. </text:p>
      <text:p text:style-name="Secondary">Cerebro-spinal fever. </text:p>
      <text:p text:style-name="SK-MM-Remedy-Reference">Related: Aco. Gel.</text:p>
      <text:p text:style-name="Standard"/>
      <text:p text:style-name="SK-MM-Rem-Short">Verb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VERBASCUM THAPSUS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 </text:p>
          </table:table-cell>
          <table:table-cell table:style-name="Table10.A2" office:value-type="string">
            <text:p text:style-name="SK-MM-L1">Nerves (facial)</text:p>
          </table:table-cell>
          <table:table-cell table:style-name="Table10.A2" office:value-type="string">
            <text:p text:style-name="SK-MM-L2">Orbits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Ears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Zygomæ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Respiratory tract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Bladde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Left sid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Draft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Change of <text:soft-page-break/>temperatur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With every cold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9 A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Twice a dayat same hou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Talk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Deep inspiration (Osm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Aco. Plat. Sep.</text:p>
      <text:p text:style-name="Standard"/>
      <text:p text:style-name="SK-MM-Rem-Short">Vib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SK-MM-Rem">VIBURNUM OPULUS</text:p>
          </table:table-cell>
          <table:table-cell table:style-name="Table11.A1" office:value-type="string">
            <text:p text:style-name="Standard">L1</text:p>
          </table:table-cell>
          <table:table-cell table:style-name="Table11.A1" office:value-type="string">
            <text:p text:style-name="Standard">L2</text:p>
          </table:table-cell>
          <table:table-cell table:style-name="Table11.A1" office:value-type="string">
            <text:p text:style-name="Standard">L3</text:p>
          </table:table-cell>
          <table:table-cell table:style-name="Table11.A1" office:value-type="string">
            <text:p text:style-name="Standard">fnote</text:p>
          </table:table-cell>
          <table:table-cell table:style-name="Table11.A1" office:value-type="string">
            <text:p text:style-name="Standard"/>
          </table:table-cell>
          <table:table-cell table:style-name="Table11.G1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>Region</text:p>
          </table:table-cell>
          <table:table-cell table:style-name="Table11.A2" office:value-type="string">
            <text:p text:style-name="SK-MM-L1"><text:span text:style-name="Strong_20_Emphasis">FEMALE ORGANS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<text:span text:style-name="Emphasis">Nerves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Left side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>Worse</text:p>
          </table:table-cell>
          <table:table-cell table:style-name="Table11.A2" office:value-type="string">
            <text:p text:style-name="SK-MM-L1">Fright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Before menses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Coldsnow air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Lying on L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>Better</text:p>
          </table:table-cell>
          <table:table-cell table:style-name="Table11.A2" office:value-type="string">
            <text:p text:style-name="SK-MM-L1"><text:span text:style-name="Emphasis">Rest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/>
          </table:table-cell>
          <table:table-cell table:style-name="Table11.A2" office:value-type="string">
            <text:p text:style-name="SK-MM-L1"><text:span text:style-name="Emphasis">Pressure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/>
          </table:table-cell>
          <table:table-cell table:style-name="Table11.A2" office:value-type="string">
            <text:p text:style-name="SK-MM-L1">Open air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</table:table>
      <text:p text:style-name="Standard"><text:line-break/></text:p>
      <text:p text:style-name="Primary">Violent nervous or spasmodic effects; in females. </text:p>
      <text:p text:style-name="Primary">Can't keep still. </text:p>
      <text:p text:style-name="Primary"><text:span text:style-name="Emphasis">Cramping. </text:span></text:p>
      <text:p text:style-name="Primary">Hæmorrhage. </text:p>
      <text:p text:style-name="Primary"/>
      <text:p text:style-name="Secondary">Faint on sitting up. </text:p>
      <text:p text:style-name="Secondary">Left parietal pain. </text:p>
      <text:p text:style-name="Secondary">Snuffles. </text:p>
      <text:p text:style-name="Secondary"><text:span text:style-name="Emphasis">Frequent, </text:span>profuse urination; during headache, menses, <text:span text:style-name="Emphasis">hæmorrhage, </text:span>etc. </text:p>
      <text:p text:style-name="Secondary">Heavy ache or excruciating cramps in pelvis; &gt; menses. </text:p>
      <text:p text:style-name="Secondary">Dysmenorrhœa; with flatulency, loud eructations and nervousness. </text:p>
      <text:p text:style-name="Secondary"><text:span text:style-name="Emphasis">Miscarriage. </text:span></text:p>
      <text:p text:style-name="Secondary">False labor pains. </text:p>
      <text:p text:style-name="Secondary">Violent persistent after-pains. </text:p>
      <text:p text:style-name="Secondary">Uterine hæmorrhage. </text:p>
      <text:p text:style-name="Secondary"><text:soft-page-break/><text:span text:style-name="Emphasis">Suffocation, </text:span>at night; &lt; cold damp. </text:p>
      <text:p text:style-name="Secondary">Infantile asthma. </text:p>
      <text:p text:style-name="Secondary">Pains in back, end in a cramp in uterus or go down face of thighs. </text:p>
      <text:p text:style-name="Secondary">Cramps in calves before menses. </text:p>
      <text:p text:style-name="Secondary">Tettery spots on cheeks, arms, etc. </text:p>
      <text:p text:style-name="SK-MM-Remedy-Reference">Related: Caul. Pul. Sep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6T00:55:08.55</dc:date>
    <meta:editing-duration>PT3M18S</meta:editing-duration>
    <meta:editing-cycles>2</meta:editing-cycles>
    <meta:document-statistic meta:table-count="12" meta:image-count="0" meta:object-count="0" meta:page-count="13" meta:paragraph-count="573" meta:word-count="1752" meta:character-count="11418"/>
  </office:meta>
</office:document-meta>
</file>